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Unprofitable Servant</text:p>
      <text:p text:style-name="P2"/>
      <text:p text:style-name="P1"><text:span text:style-name="T1">Read:</text:span> Matthew 25:14-30 &amp; 41-46</text:p>
      <text:p text:style-name="P1"><text:s/></text:p>
      <text:p text:style-name="P1"><text:span text:style-name="T1">Text:</text:span> James 2:15-16 “If a brother or sister be naked, and destitute of daily food, And one of you say unto them, Depart in peace, be ye warmed and filled; notwithstanding ye give them not those things which are needful to the body; what doth it profit?”</text:p>
      <text:p text:style-name="P1"/>
      <text:p text:style-name="P1"><text:span text:style-name="T1">Introduction:</text:span> It’s easy to be a Christian in church but takes genuine commitment to be a Christian in the market-place. Our scripture talks to us of just such a man. He was left him with a little responsibility. Another servant had 5 times the responsibility and another twice the responsibility. To this man he gave just one small job and he did not prove to be responsible. He had his excuses but they proved false. The bottom line was that this man brought no profit to his master. The scripture does not tell us how this man became to be a servant; it does not tell us if he is indentured or if he is one who is simply poor and has chosen this lifestyle. </text:p>
      <text:p text:style-name="P1"/>
      <text:p text:style-name="P1"><text:span text:style-name="T1">I. The servant is knowledgeable:</text:span> He told his master: “I knew thee that thou art an hard man, reaping where thou hast not sown, and gathering where thou hast not strawed:” It is hard to understand why he would act in such a way when he definitely knew that his master expected to have an increase as a result of his trust.</text:p>
      <text:p text:style-name="P1"><text:s text:c="2"/>I am often surprised when I challenge believers to get involved in Christian service that they usually agree with me about the need. Most people who are not involved are not un-involved due to ignorance. They can clearly see the need. They know of their own responsibility. They can quote the scriptures along with me.</text:p>
      <text:p text:style-name="P1"/>
      <text:p text:style-name="P1"><text:span text:style-name="T1">II. The servant is able:</text:span> Nowhere, in the scriptures, do we read that this servant was not prepared or that his abilities were insufficient. He does not claim any liability of knowledge or preparation for this responsibility. He does not claim to be inadequate or ignorant. He did not say: “I was confused, I had no idea of what to do.”</text:p>
      <text:p text:style-name="P1"/>
      <text:p text:style-name="P1"><text:span text:style-name="T1">III. His excuses are false:</text:span> He provides an excuse that contradicts what he knows about His master. He claims to be afraid because he knows that his master expects a profit. His actions don’t follow his excuse. If he had lost his masters money in a bad investment then his excuse would ring true. If he had said: “I knew thee that thou art an hard man, reaping where thou hast not sown, and gathering where thou hast not strawed: And I was afraid, and went and invested your money in a get rich quick scheme and lost it all.” It would have made sense. I believe that if he had done that his master would have not been so angry with him. He tries to blame his actions on fear but…</text:p>
      <text:p text:style-name="P1"/>
      <text:p text:style-name="P1"><text:span text:style-name="T1">IV. His master knows the truth:</text:span> The master responds to his excuse: “Thou wicked and slothful servant, <text:span text:style-name="T2">you knew</text:span> that I reap where I sowed not, and gather where I have not strawed: Thou ought…to have put my money to the exchangers, and then at my coming I should have received mine own with usury.” He nails the sins of his servant on the head:</text:p>
      <text:p text:style-name="P1"><text:span text:style-name="T1">a.</text:span> <text:span text:style-name="T3">You are wicked</text:span>: It is sin to ignore the will of the master. I am con-vinced that most of the time we who do not obey God are defiant and rebellious. We choose disobedience.</text:p>
      <text:p text:style-name="P1"><text:span text:style-name="T1">b.</text:span> <text:span text:style-name="T3">You are lazy</text:span>: The word slothful (in the Greek) means tardy, lazy, indulging in ease, avoiding exertion and irksome: </text:p>
      <text:p text:style-name="P1"><text:span text:style-name="T1">c.</text:span> <text:span text:style-name="T3">You should have done something</text:span>: Doing nothing guarantees failure. I love the line in the movie: “Facing the Giants” when a father tells his son who is afraid to try out for the team (because he fears that he will not make the team): “You can’t be more ‘off of the team’ than you are now.” When I taught self defense classes I would often get the complaint that: “I’ll never remember this. I’ll just have to go with what comes naturally.” The problem with that logic is that most of us do not physically fight at all. What comes naturally is to do nothing. To fight poorly is better than not defending yourself. Our Heavenly Father rewards the faithful for their willing heart rather than for perfection in outcome. </text:p>
      <text:p text:style-name="P1"/>
      <text:p text:style-name="P1"><text:span text:style-name="T1">Conclude:</text:span> <text:s/>We all know some folks who keep their religion covered up. You might never know that they were Christians except that they come to church on Sunday’s and sing along with the rest of us. They seem to be able to talk a good talk but they often have trouble showing up for the work of God or His church.</text:p>
      <text:p text:style-name="P1"><text:s text:c="2"/>What was the primary sin of this servant? It is found in verse 30. He is unprofitable! There is no reason for your employer to keep you employed if you do no increase the profits of the company. There is no reason for God to keep you on His payroll if you are not working to produce a profitable outco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he Do-Nothing Servant</dc:title>
    <meta:initial-creator>Joel Tice</meta:initial-creator>
    <meta:creation-date>2007-10-13T20:29:00</meta:creation-date>
    <dc:creator>Joel Tice</dc:creator>
    <dc:date>2019-11-02T16:12:56.52</dc:date>
    <meta:print-date>2007-10-14T05:33:00</meta:print-date>
    <meta:editing-cycles>9</meta:editing-cycles>
    <meta:editing-duration>P5DT6H9M28S</meta:editing-duration>
    <meta:generator>OpenOffice/4.1.3$Win32 OpenOffice.org_project/413m1$Build-9783</meta:generator>
    <meta:document-statistic meta:table-count="0" meta:image-count="0" meta:object-count="0" meta:page-count="1" meta:paragraph-count="15" meta:word-count="862" meta:character-count="4592"/>
  </office:meta>
</office:document-meta>
</file>